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cccccc" fo:min-height="0.43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9.788cm" svg:x="1.47cm" svg:y="1.44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641cm" svg:height="0.806cm" svg:x="3.105cm" svg:y="1.395cm">
          <draw:text-box>
            <text:p text:style-name="P2"><text:span text:style-name="T1">Core</text:span></text:p>
          </draw:text-box>
        </draw:frame>
        <draw:custom-shape draw:style-name="gr3" draw:text-style-name="P1" draw:layer="layout" svg:width="5.08cm" svg:height="9.788cm" svg:x="10.77cm" svg:y="1.442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2.293cm" svg:height="0.806cm" svg:x="12.305cm" svg:y="1.396cm">
          <draw:text-box>
            <text:p text:style-name="P2"><text:span text:style-name="T1">Plugins</text:span></text:p>
          </draw:text-box>
        </draw:frame>
        <draw:custom-shape draw:style-name="gr4" draw:text-style-name="P5" draw:id="id1" draw:layer="layout" svg:width="4.445cm" svg:height="1.905cm" svg:x="11.095cm" svg:y="4.91cm">
          <text:p text:style-name="P4"><text:span text:style-name="T2">signal BaseInterface::</text:span></text:p>
          <text:p text:style-name="P4"><text:span text:style-name="T2">updatedObje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2" draw:layer="layout" svg:width="4.445cm" svg:height="1.47cm" svg:x="1.796cm" svg:y="7.085cm">
          <text:p text:style-name="P4"><text:span text:style-name="T3">Per plu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1.095cm" svg:y1="5.862cm" svg:x2="4.018cm" svg:y2="7.085cm" draw:start-shape="id1" draw:end-shape="id2" draw:end-glue-point="4" svg:d="m11095 5862h-7077v1223">
          <text:p text:style-name="P2"/>
        </draw:connector>
        <draw:frame draw:style-name="gr7" draw:text-style-name="P6" draw:layer="layout" svg:width="1.349cm" svg:height="0.684cm" svg:x="8.034cm" svg:y="5.276cm">
          <draw:text-box>
            <text:p text:style-name="P4"><text:span text:style-name="T4">Emit</text:span></text:p>
          </draw:text-box>
        </draw:frame>
        <draw:custom-shape draw:style-name="gr4" draw:text-style-name="P8" draw:id="id3" draw:layer="layout" svg:width="4.445cm" svg:height="1.299cm" svg:x="11.097cm" svg:y="2.512cm">
          <text:p text:style-name="P4"><text:span text:style-name="T3">Modifie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13.319cm" svg:y1="3.811cm" svg:x2="13.317cm" svg:y2="4.91cm" draw:start-shape="id3" draw:end-shape="id1" draw:end-glue-point="0" svg:d="m13319 3811v549h-2v550">
          <text:p text:style-name="P2"/>
        </draw:connector>
        <draw:custom-shape draw:style-name="gr4" draw:text-style-name="P5" draw:id="id4" draw:layer="layout" svg:width="4.445cm" svg:height="1.299cm" svg:x="11.098cm" svg:y="7.187cm">
          <text:p text:style-name="P4"><text:span text:style-name="T2">slot BaseInterface::</text:span></text:p>
          <text:p text:style-name="P4"><text:span text:style-name="T2">slotObjectUpdat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6.241cm" svg:y1="7.82cm" svg:x2="11.098cm" svg:y2="7.836cm" draw:start-shape="id2" draw:end-shape="id4" draw:end-glue-point="5" svg:d="m6241 7820h2428v16h2429">
          <text:p text:style-name="P2"/>
        </draw:connector>
        <draw:frame draw:style-name="gr7" draw:text-style-name="P6" draw:layer="layout" svg:width="2.134cm" svg:height="0.684cm" svg:x="7.65cm" svg:y="7.276cm">
          <draw:text-box>
            <text:p text:style-name="P4"><text:span text:style-name="T4">Receive</text:span></text:p>
          </draw:text-box>
        </draw:frame>
        <draw:custom-shape draw:style-name="gr4" draw:text-style-name="P8" draw:id="id5" draw:layer="layout" svg:width="4.445cm" svg:height="1.299cm" svg:x="1.798cm" svg:y="9.613cm">
          <text:p text:style-name="P4"><text:span text:style-name="T3">Redraw sce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4.018cm" svg:y1="8.555cm" svg:x2="4.02cm" svg:y2="9.613cm" draw:start-shape="id2" draw:start-glue-point="6" draw:end-shape="id5" svg:d="m4018 8555v529h2v529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4T12:07:50</meta:creation-date>
    <dc:date>2009-02-04T14:54:26</dc:date>
    <meta:editing-cycles>14</meta:editing-cycles>
    <meta:editing-duration>PT14M5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